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Sheets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ress 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8"/>
        </table:table-row>
      </table:table>
      <table:table table:name="General 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4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4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num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  <text:p>0110: Soft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03:26:30.826278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5-11T19:03:41.806768402</dc:date>
    <meta:editing-duration>P5DT56M36S</meta:editing-duration>
    <meta:editing-cycles>45</meta:editing-cycles>
    <meta:generator>LibreOffice/6.1.4.2$Linux_X86_64 LibreOffice_project/10$Build-2</meta:generator>
    <meta:document-statistic meta:table-count="6" meta:cell-count="670" meta:object-count="0"/>
  </office:meta>
</office:document-meta>
</file>